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4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5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7" style:family="paragraph" style:parent-style-name="Text_20_body">
      <style:paragraph-properties fo:text-align="start" style:justify-single-word="false"/>
      <style:text-properties officeooo:paragraph-rsid="001756f7"/>
    </style:style>
    <style:style style:name="P78" style:family="paragraph" style:parent-style-name="Text_20_body">
      <style:text-properties officeooo:rsid="02e82a24" officeooo:paragraph-rsid="001756f7" style:font-size-asian="12pt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6" style:family="paragraph" style:parent-style-name="Text_20_body">
      <style:text-properties officeooo:rsid="02e82a24" officeooo:paragraph-rsid="00bb0ca2" style:font-size-asian="12pt"/>
    </style:style>
    <style:style style:name="P87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8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9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1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5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270bf"/>
    </style:style>
    <style:style style:name="T19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9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9" style:family="text">
      <style:text-properties officeooo:rsid="038d9d4d"/>
    </style:style>
    <style:style style:name="T200" style:family="text">
      <style:text-properties officeooo:rsid="038dd9cf"/>
    </style:style>
    <style:style style:name="T201" style:family="text">
      <style:text-properties officeooo:rsid="0025668c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font-weight="normal" officeooo:rsid="01e97238" style:font-weight-asian="normal" style:font-weight-complex="normal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officeooo:rsid="00bb3130"/>
    </style:style>
    <style:style style:name="T210" style:family="text">
      <style:text-properties officeooo:rsid="00bc8fae"/>
    </style:style>
    <style:style style:name="T211" style:family="text">
      <style:text-properties officeooo:rsid="026b9f6d"/>
    </style:style>
    <style:style style:name="T212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3" style:family="text">
      <style:text-properties officeooo:rsid="021c40b7"/>
    </style:style>
    <style:style style:name="T214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15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3">w</text:span></text:p>
            </text:list-item>
          </text:list>
        </text:list-item>
      </text:list>
      <text:p text:style-name="P69"/>
      <text:p text:style-name="P70">2. </text:p>
      <text:p text:style-name="P69"/>
      <text:p text:style-name="P69"/>
      <text:p text:style-name="P69"/>
      <text:p text:style-name="P71"/>
      <text:p text:style-name="P72"/>
      <text:p text:style-name="P72"/>
      <text:p text:style-name="P72"/>
      <text:p text:style-name="P73"/>
      <text:p text:style-name="P24"/>
      <text:p text:style-name="P24"/>
      <text:list text:style-name="WWNum5">
        <text:list-item text:start-value="1">
          <text:p text:style-name="P74">Currently hosted on a single VPS (Virtual Private Server) running Ubuntu, with a PostgreSQL database on the same machine. The VPS costs the charity approximately £25/month.</text:p>
        </text:list-item>
        <text:list-item>
          <text:p text:style-name="P74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5"/>
      <text:p text:style-name="P24"/>
      <text:p text:style-name="P76">References</text:p>
      <text:p text:style-name="P77"><text:span text:style-name="Strong_20_Emphasis"><text:span text:style-name="T194">GD</text:span></text:span><text:span text:style-name="Strong_20_Emphasis"><text:span text:style-name="T195">P</text:span></text:span><text:span text:style-name="Strong_20_Emphasis"><text:span text:style-name="T194">R</text:span></text:span><text:span text:style-name="T196"> (</text:span>2018<text:span text:style-name="T196">) </text:span><text:span text:style-name="Emphasis"><text:span text:style-name="T196">General Data Protection Regulation.</text:span></text:span><text:span text:style-name="T196"> Available at: </text:span><text:a xlink:type="simple" xlink:href="https://gdpr-info.eu/" text:style-name="Internet_20_link" text:visited-style-name="Visited_20_Internet_20_Link"><text:span text:style-name="T196">https://gdpr-info.eu/</text:span></text:a><text:span text:style-name="T196"> (</text:span><text:span text:style-name="T197">Accessed: </text:span><text:span text:style-name="T198">5 </text:span><text:span text:style-name="T197"><text:s/></text:span><text:span text:style-name="T198">May</text:span><text:span text:style-name="T197"> 2026</text:span><text:span text:style-name="T196">).</text:span></text:p>
      <text:p text:style-name="P78"><text:span text:style-name="Strong_20_Emphasis">Data Protection Act 2018</text:span> (2018) <text:span text:style-name="Emphasis">c.12.</text:span> London: The Stationery Office. <text:span text:style-name="T199">Available at: </text:span><text:a xlink:type="simple" xlink:href="https://www.legislation.gov.uk/ukpga/2018/12" text:style-name="Internet_20_link" text:visited-style-name="Visited_20_Internet_20_Link"><text:span text:style-name="T199">https://www.legislation.gov.uk/ukpga/2018/12</text:span></text:a><text:span text:style-name="T199"> </text:span><text:span text:style-name="T200">(Accessed: </text:span><text:span text:style-name="T201">5 May</text:span><text:span text:style-name="T200"> 2026).</text:span></text:p>
      <text:p text:style-name="P79"><text:soft-page-break/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0">Accessed: </text:span><text:span text:style-name="T201">5</text:span><text:span text:style-name="T200"> </text:span><text:span text:style-name="T201">May</text:span><text:span text:style-name="T200"> 2026</text:span>).</text:p>
      <text:p text:style-name="P80">National Cyber Security Centre <text:span text:style-name="T202">(2021) </text:span><text:span text:style-name="T203">Top tips for staying secure online.</text:span><text:span text:style-name="T20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2">https://www.ncsc.gov.uk/collection/top-tips-for-staying-secure-online/always-back-up-your-most-important-data#section_3</text:span></text:a><text:span text:style-name="T202"> (Accessed 5 May 2026).</text:span></text:p>
      <text:p text:style-name="P81">National Cyber Security Centre <text:span text:style-name="T202">(2024) </text:span><text:span text:style-name="T203">Vulnerability management</text:span><text:span text:style-name="T202">. Available at: </text:span><text:a xlink:type="simple" xlink:href="https://www.ncsc.gov.uk/collection/vulnerability-management" text:style-name="Internet_20_link" text:visited-style-name="Visited_20_Internet_20_Link"><text:span text:style-name="T202">https://www.ncsc.gov.uk/collection/vulnerability-management</text:span></text:a><text:span text:style-name="T202"> </text:span><text:span text:style-name="T204">(Accessed: 6 May 2026).</text:span></text:p>
      <text:p text:style-name="P82"><text:span text:style-name="T20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3">Rubber Duck Debugging <text:span text:style-name="T202">(n.d.) </text:span><text:span text:style-name="T203">Debugging Software with a Rubber Ducky. </text:span><text:span text:style-name="T206">Available at: </text:span><text:a xlink:type="simple" xlink:href="https://rubberduckdebugging.com/" text:style-name="Internet_20_link" text:visited-style-name="Visited_20_Internet_20_Link"><text:span text:style-name="T206">https://rubberduckdebugging.com/</text:span></text:a><text:span text:style-name="T206"> (Accessed: 5 May 2026)</text:span></text:p>
      <text:p text:style-name="P84"><text:span text:style-name="T207">Luka Netzler, Brian Lovell</text:span><text:span text:style-name="T20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5">Christoph Bamberg, Julia Reinchenberger, Jens Blechert <text:span text:style-name="T202">(2025) </text:span><text:span text:style-name="T203">Stable cognitive performance while adapting to intermittent fasting: A randomised controlled trial</text:span><text:span text:style-name="T206">. Available at: </text:span><text:a xlink:type="simple" xlink:href="https://journals.sagepub.com/doi/10.1177/13591053251351204" text:style-name="Internet_20_link" text:visited-style-name="Visited_20_Internet_20_Link"><text:span text:style-name="T206">https://journals.sagepub.com/doi/10.1177/13591053251351204</text:span></text:a><text:span text:style-name="T206"> (Accessed: 5 May 2026).</text:span></text:p>
      <text:p text:style-name="P86"><text:span text:style-name="Strong_20_Emphasis">Information Commissioner’s Office (ICO)</text:span> (2024<text:span text:style-name="T20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0">Accessed: </text:span><text:span text:style-name="T210">5 May </text:span><text:span text:style-name="T200">2026</text:span>).</text:p>
      <text:p text:style-name="P86"/>
      <text:p text:style-name="P87">Sam L<text:span text:style-name="T211">i</text:span> <text:span text:style-name="T202">(2024) </text:span><text:span text:style-name="T203">Ma</text:span><text:span text:style-name="T203">stering Third-Party Integrations: Strategies for Reliable, Secure, and Scalable API Management. </text:span><text:span text:style-name="T212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2">https://wslisam.medium.com/mastering-third-party-integrations-strategies-for-reliable-secure-and-scalable-api-management-97ebfb83f7b8</text:span></text:a><text:span text:style-name="T212"> (Accessed: 6 May 2026)</text:span></text:p>
      <text:p text:style-name="P88"/>
      <text:p text:style-name="P89">Dominik H Pesta, Varman T Samuel <text:span text:style-name="T202">(2014) </text:span><text:span text:style-name="T203">A high-protein diet for reducing body fat: mechanisms and possible caveats.</text:span><text:span text:style-name="T202"> Available at: </text:span><text:a xlink:type="simple" xlink:href="https://link.springer.com/article/10.1186/1743-7075-11-53" text:style-name="Internet_20_link" text:visited-style-name="Visited_20_Internet_20_Link"><text:span text:style-name="T202">https://link.springer.com/article/10.1186/1743-7075-11-53</text:span></text:a><text:span text:style-name="T202"> (Accessed: 5 May 2026).</text:span></text:p>
      <text:p text:style-name="P90"/>
      <text:p text:style-name="P91">Craig A. Williamson, Jari J. Morganti, Hannah E. Smithson <text:span text:style-name="T202">(2023) </text:span><text:span text:style-name="T203">Bright-light distractions and visual performance</text:span><text:span text:style-name="T202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2">https://www.frontiersin.org/journals/psychology/articles/10.3389/fpsyg.2023.1088975/full</text:span></text:a><text:span text:style-name="T202"> (Accessed: 5 May 2026).</text:span></text:p>
      <text:p text:style-name="P92"/>
      <text:p text:style-name="P93">Ning Ding, Daniel Wagner, Xiaomeng Chen, Abhinav Pathak, Y. Charlie Hu, Andrew Rice <text:span text:style-name="T202">(2013) </text:span><text:span text:style-name="T203">Characterizing and modeling the impact of wireless signal strength on smartphone battery drain. </text:span><text:span text:style-name="T206">Available at: </text:span><text:a xlink:type="simple" xlink:href="https://dl.acm.org/doi/10.1145/2494232.2466586" text:style-name="Internet_20_link" text:visited-style-name="Visited_20_Internet_20_Link"><text:span text:style-name="T206">https://dl.acm.org/doi/10.1145/2494232.2466586</text:span></text:a><text:span text:style-name="T206"> (Accessed: 5 May 2026)</text:span></text:p>
      <text:p text:style-name="P94"/>
      <text:p text:style-name="P95">The Postman Team <text:span text:style-name="T202">(2025) </text:span><text:span text:style-name="T203">What are HTTP status codes? Complete Guide for API Developers</text:span><text:span text:style-name="T202">. Available at: </text:span><text:a xlink:type="simple" xlink:href="https://blog.postman.com/what-are-http-status-codes/" text:style-name="Internet_20_link" text:visited-style-name="Visited_20_Internet_20_Link"><text:span text:style-name="T202">https://blog.postman.com/what-are-http-status-codes/</text:span></text:a><text:span text:style-name="T202"> (Accessed: 6 May 2026)</text:span></text:p>
      <text:p text:style-name="P96"/>
      <text:p text:style-name="P97">Ubuntu <text:span text:style-name="T202">(n.d.) </text:span><text:span text:style-name="T203">Vulnerability management tools in Ubuntu.</text:span><text:span text:style-name="T206"> Available at: </text:span><text:a xlink:type="simple" xlink:href="https://ubuntu.com/security/vulnerability-management" text:style-name="Internet_20_link" text:visited-style-name="Visited_20_Internet_20_Link"><text:span text:style-name="T206">https://ubuntu.com/security/vulnerability-management</text:span></text:a><text:span text:style-name="T206"> (Accessed: 6 May 2026)</text:span></text:p>
      <text:p text:style-name="P98"/>
      <text:p text:style-name="P99">Trevor Atkins <text:span text:style-name="T202">(2002) </text:span><text:span text:style-name="T203">Create a Lightweight Testing Framework. </text:span><text:span text:style-name="T202">Available at: </text:span><text:a xlink:type="simple" xlink:href="https://thinktesting.com/articles/a-lightweight-testing-framework/" text:style-name="Internet_20_link" text:visited-style-name="Visited_20_Internet_20_Link"><text:span text:style-name="T202">https://thinktesting.com/articles/a-lightweight-testing-framework/</text:span></text:a><text:span text:style-name="T202"> (Accessed: 6 May 2026)</text:span></text:p>
      <text:p text:style-name="P100"/>
      <text:p text:style-name="P101">CESG <text:span text:style-name="T202">(2014) </text:span><text:span text:style-name="T203">Implementing the cloud security principles. </text:span><text:span text:style-name="T20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2">https://www.gov.uk/government/publications/implementing-the-cloud-security-principles/implementing-the-cloud-security-principles</text:span></text:a><text:span text:style-name="T202"> (Accessed: 6 May 2026)</text:span></text:p>
      <text:p text:style-name="P102"/>
      <text:p text:style-name="P102"/>
      <text:p text:style-name="P103"><text:span text:style-name="T205">Dirk Merkel</text:span> (<text:span text:style-name="T213">2014</text:span>) <text:span text:style-name="T3">Docker: Lightweight Linux Containers for Consistent Development and</text:span></text:p>
      <text:p text:style-name="P104">Deployment. <text:span text:style-name="T208">Available at: </text:span><text:a xlink:type="simple" xlink:href="https://www.seltzer.com/margo/teaching/CS508.19/papers/merkel14.pdf" text:style-name="Internet_20_link" text:visited-style-name="Visited_20_Internet_20_Link"><text:span text:style-name="T208">https://www.seltzer.com/margo/teaching/CS508.19/papers/merkel14.pdf</text:span></text:a><text:span text:style-name="T208"> (Accessed: 6 May 2026)</text:span></text:p>
      <text:p text:style-name="P103"/>
      <text:p text:style-name="P105">Orca <text:span text:style-name="T202">(n.d.) </text:span><text:span text:style-name="T203">Patch Management. </text:span><text:span text:style-name="T202">Available at: </text:span><text:a xlink:type="simple" xlink:href="https://orca.security/glossary/patch-management/" text:style-name="Internet_20_link" text:visited-style-name="Visited_20_Internet_20_Link"><text:span text:style-name="T202">https://orca.security/glossary/patch-management/</text:span></text:a><text:span text:style-name="T202"> (Accessed: 6 May 2026)</text:span></text:p>
      <text:p text:style-name="P106"/>
      <text:p text:style-name="P107">Mak Ulac <text:span text:style-name="T202">(2026)</text:span><text:span text:style-name="T203"> </text:span><text:span text:style-name="T214">Top Linux Vulnerability Scanners in 2026: A Guide to Open-Source Security Tools</text:span><text:span text:style-name="T202">. Available at: </text:span><text:a xlink:type="simple" xlink:href="https://linuxsecurity.com/features/top-6-vulnerability-scanning-tools" text:style-name="Internet_20_link" text:visited-style-name="Visited_20_Internet_20_Link"><text:span text:style-name="T202">https://linuxsecurity.com/features/top-6-vulnerability-scanning-tools</text:span></text:a><text:span text:style-name="T202"> (Accessed: 6 May 2026)</text:span></text:p>
      <text:p text:style-name="P108"/>
      <text:p text:style-name="P109">Greenbone <text:span text:style-name="T202">(n.d.) </text:span><text:span text:style-name="T203">OPENVAS by Greenbone. </text:span><text:span text:style-name="T215">Available at: </text:span><text:a xlink:type="simple" xlink:href="https://www.openvas.org/" text:style-name="Internet_20_link" text:visited-style-name="Visited_20_Internet_20_Link"><text:span text:style-name="T215">https://www.openvas.org/</text:span></text:a><text:span text:style-name="T215"> (Accessed: 6 May 2026).</text:span></text:p>
      <text:p text:style-name="P110"/>
      <text:p text:style-name="P110"/>
      <text:p text:style-name="P110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13:25.831166600</dc:date>
    <meta:editing-duration>PT17H22M46S</meta:editing-duration>
    <meta:editing-cycles>479</meta:editing-cycles>
    <meta:document-statistic meta:table-count="0" meta:image-count="0" meta:object-count="0" meta:page-count="7" meta:paragraph-count="97" meta:word-count="2462" meta:character-count="17439" meta:non-whitespace-character-count="15077"/>
  </office:meta>
</office:document-meta>
</file>